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Member_5f_Details" style:display-name="Member_Details" style:family="table">
      <style:table-properties style:width="17.59cm" table:align="margins"/>
    </style:style>
    <style:style style:name="Member_5f_Details.A" style:display-name="Member_Details.A" style:family="table-column">
      <style:table-column-properties style:column-width="4.397cm" style:rel-column-width="16383*"/>
    </style:style>
    <style:style style:name="Member_5f_Details.D" style:display-name="Member_Details.D" style:family="table-column">
      <style:table-column-properties style:column-width="4.397cm" style:rel-column-width="16386*"/>
    </style:style>
    <style:style style:name="Member_5f_Details.A1" style:display-name="Member_Details.A1" style:family="table-cell">
      <style:table-cell-properties fo:padding="0.097cm" fo:border-left="0.05pt solid #000000" fo:border-right="none" fo:border-top="0.05pt solid #000000" fo:border-bottom="0.05pt solid #000000"/>
    </style:style>
    <style:style style:name="Member_5f_Details.D1" style:display-name="Member_Details.D1" style:family="table-cell">
      <style:table-cell-properties fo:padding="0.097cm" fo:border="0.05pt solid #000000"/>
    </style:style>
    <style:style style:name="Member_5f_Details.A2" style:display-name="Member_Details.A2" style:family="table-cell">
      <style:table-cell-properties fo:padding="0.097cm" fo:border-left="0.05pt solid #000000" fo:border-right="none" fo:border-top="none" fo:border-bottom="0.05pt solid #000000"/>
    </style:style>
    <style:style style:name="Member_5f_Details.D2" style:display-name="Member_Detail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2pt" officeooo:rsid="000af8e0" officeooo:paragraph-rsid="000af8e0" style:font-size-asian="10.5pt" style:font-size-complex="12pt"/>
    </style:style>
    <style:style style:name="P3" style:family="paragraph" style:parent-style-name="Standard">
      <style:paragraph-properties fo:text-align="start" style:justify-single-word="false"/>
      <style:text-properties fo:font-size="12pt" fo:font-style="normal" style:text-underline-style="none" fo:font-weight="bold" officeooo:rsid="000af8e0" officeooo:paragraph-rsid="000af8e0"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style:text-underline-style="none" fo:font-weight="bold" officeooo:rsid="000af8e0" officeooo:paragraph-rsid="000efd81"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bold" officeooo:rsid="000efd81" officeooo:paragraph-rsid="000efd81"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normal" officeooo:rsid="000af8e0" officeooo:paragraph-rsid="000af8e0"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0efd81" officeooo:paragraph-rsid="000efd8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monospace" fo:font-size="10pt" style:font-size-asian="10pt" style:font-size-complex="10pt"/>
    </style:style>
    <style:style style:name="P9" style:family="paragraph" style:parent-style-name="Standard">
      <style:paragraph-properties fo:text-align="start" style:justify-single-word="false"/>
      <style:text-properties style:font-name="monospace" fo:font-size="12pt" style:font-size-asian="12pt" style:font-size-complex="12pt"/>
    </style:style>
    <style:style style:name="P10" style:family="paragraph" style:parent-style-name="Table_20_Heading">
      <style:text-properties fo:font-size="12pt" fo:font-style="italic" style:text-underline-style="solid" style:text-underline-width="auto" style:text-underline-color="font-color" officeooo:rsid="000af8e0" officeooo:paragraph-rsid="000af8e0" style:font-size-asian="10.5pt" style:font-style-asian="italic" style:font-size-complex="12pt" style:font-style-complex="italic"/>
    </style:style>
    <style:style style:name="P11" style:family="paragraph" style:parent-style-name="Table_20_Contents">
      <style:paragraph-properties fo:text-align="start" style:justify-single-word="false"/>
      <style:text-properties fo:font-size="12pt" style:font-size-asian="10.5pt" style:font-size-complex="12pt"/>
    </style:style>
    <style:style style:name="P12" style:family="paragraph" style:parent-style-name="Table_20_Contents">
      <style:paragraph-properties fo:text-align="start" style:justify-single-word="false"/>
      <style:text-properties fo:font-size="12pt" officeooo:rsid="000af8e0" officeooo:paragraph-rsid="000af8e0" style:font-size-asian="10.5pt" style:font-size-complex="12pt"/>
    </style:style>
    <style:style style:name="P13" style:family="paragraph" style:parent-style-name="Table_20_Contents">
      <style:paragraph-properties fo:text-align="start" style:justify-single-word="false"/>
      <style:text-properties fo:font-size="12pt" fo:font-weight="bold" officeooo:rsid="000af8e0" officeooo:paragraph-rsid="000af8e0" style:font-size-asian="10.5pt" style:font-weight-asian="bold" style:font-size-complex="12pt" style:font-weight-complex="bold"/>
    </style:style>
    <style:style style:name="T1" style:family="text">
      <style:text-properties fo:font-style="italic" style:text-underline-style="solid" style:text-underline-width="auto" style:text-underline-color="font-color" fo:font-weight="bold" officeooo:rsid="000af8e0"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officeooo:rsid="000dec48"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115333" style:font-style-asian="italic" style:font-weight-asian="bold" style:font-style-complex="italic" style:font-weight-complex="bold"/>
    </style:style>
    <style:style style:name="T4" style:family="text">
      <style:text-properties style:font-name="monospace" fo:font-size="10pt" style:font-size-asian="8.75pt" style:font-size-complex="10pt"/>
    </style:style>
    <style:style style:name="T5" style:family="text">
      <style:text-properties fo:font-weight="normal" style:font-weight-asian="normal" style:font-weight-complex="normal"/>
    </style:style>
    <style:style style:name="T6" style:family="text">
      <style:text-properties fo:font-weight="normal" officeooo:rsid="000dec48" style:font-weight-asian="normal" style:font-weight-complex="normal"/>
    </style:style>
    <style:style style:name="T7" style:family="text">
      <style:text-properties fo:font-weight="normal" officeooo:rsid="000efd81" style:font-weight-asian="normal" style:font-weight-complex="normal"/>
    </style:style>
    <style:style style:name="T8" style:family="text">
      <style:text-properties officeooo:rsid="000efd81"/>
    </style:style>
    <style:style style:name="T9" style:family="text">
      <style:text-properties style:text-position="0% 100%" fo:font-weight="normal" officeooo:rsid="000efd81" style:font-weight-asian="normal" style:font-weight-complex="normal"/>
    </style:style>
    <style:style style:name="T10" style:family="text">
      <style:text-properties officeooo:rsid="0010369a"/>
    </style:style>
    <style:style style:name="T11" style:family="text">
      <style:text-properties officeooo:rsid="001043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 <text:s text:c="13"/><text:span text:style-name="T1">Convert webERP tool to web 2.0 type U.I</text:span></text:p>
      <text:p text:style-name="P1"/>
      <text:p text:style-name="P1"><text:s text:c="41"/></text:p>
      <text:p text:style-name="P1"/>
      <text:p text:style-name="P3">Team Number : 18</text:p>
      <text:p text:style-name="P3">Meeting Governed by : Mr. Sreekanth Puram, Affosoft Technologies India Pvt Ltd</text:p>
      <text:p text:style-name="P5"><text:span text:style-name="T10">Meeting </text:span>Attendees : Yash Khandelwal, Yash Patel, Kartavya Gupta</text:p>
      <text:p text:style-name="P3">Member Details :</text:p>
      <table:table table:name="Member_Details" table:style-name="Member_5f_Details">
        <table:table-column table:style-name="Member_5f_Details.A" table:number-columns-repeated="3"/>
        <table:table-column table:style-name="Member_5f_Details.D"/>
        <table:table-header-rows>
          <table:table-row>
            <table:table-cell table:style-name="Member_5f_Details.A1" office:value-type="string">
              <text:p text:style-name="P10">NAME</text:p>
            </table:table-cell>
            <table:table-cell table:style-name="Member_5f_Details.A1" office:value-type="string">
              <text:p text:style-name="P10">ROLL NO.</text:p>
            </table:table-cell>
            <table:table-cell table:style-name="Member_5f_Details.A1" office:value-type="string">
              <text:p text:style-name="P10">EMAIL-ID</text:p>
            </table:table-cell>
            <table:table-cell table:style-name="Member_5f_Details.D1" office:value-type="string">
              <text:p text:style-name="P10">CONTACT</text:p>
            </table:table-cell>
          </table:table-row>
        </table:table-header-rows>
        <table:table-row>
          <table:table-cell table:style-name="Member_5f_Details.A2" office:value-type="string">
            <text:p text:style-name="P13">Yash Patel</text:p>
          </table:table-cell>
          <table:table-cell table:style-name="Member_5f_Details.A2" office:value-type="string">
            <text:p text:style-name="P12">201301134</text:p>
          </table:table-cell>
          <table:table-cell table:style-name="Member_5f_Details.A2" office:value-type="string">
            <text:p text:style-name="P12"><text:a xlink:type="simple" xlink:href="mailto:Yash.patel@students.iiit.ac.in">Yash.patel@students.iiit.ac.in</text:a></text:p>
          </table:table-cell>
          <table:table-cell table:style-name="Member_5f_Details.D2" office:value-type="string">
            <text:p text:style-name="P12">09479611227</text:p>
          </table:table-cell>
        </table:table-row>
        <table:table-row>
          <table:table-cell table:style-name="Member_5f_Details.A2" office:value-type="string">
            <text:p text:style-name="P13">Yash Khandelwal</text:p>
          </table:table-cell>
          <table:table-cell table:style-name="Member_5f_Details.A2" office:value-type="string">
            <text:p text:style-name="P11">201302164</text:p>
          </table:table-cell>
          <table:table-cell table:style-name="Member_5f_Details.A2" office:value-type="string">
            <text:p text:style-name="P12"><text:a xlink:type="simple" xlink:href="mailto:Yash.khandelwal@students.iiit.ac.in">Yash.khandelwal@students.iiit.ac.in</text:a></text:p>
          </table:table-cell>
          <table:table-cell table:style-name="Member_5f_Details.D2" office:value-type="string">
            <text:p text:style-name="P11">8977163672</text:p>
          </table:table-cell>
        </table:table-row>
        <table:table-row>
          <table:table-cell table:style-name="Member_5f_Details.A2" office:value-type="string">
            <text:p text:style-name="P13">Kartavya Gupta</text:p>
          </table:table-cell>
          <table:table-cell table:style-name="Member_5f_Details.A2" office:value-type="string">
            <text:p text:style-name="P11">201356193</text:p>
          </table:table-cell>
          <table:table-cell table:style-name="Member_5f_Details.A2" office:value-type="string">
            <text:p text:style-name="P2"><text:a xlink:type="simple" xlink:href="mailto:Kartavya.gupta@students.iiit.ac.in"><text:span text:style-name="T4">Kartavya.gupta@students.iiit.ac.in</text:span></text:a></text:p>
          </table:table-cell>
          <table:table-cell table:style-name="Member_5f_Details.D2" office:value-type="string">
            <text:p text:style-name="P8">07597244746</text:p>
            <text:p text:style-name="P11"/>
          </table:table-cell>
        </table:table-row>
        <table:table-row>
          <table:table-cell table:style-name="Member_5f_Details.A2" office:value-type="string">
            <text:p text:style-name="P13">Sachin Sharma</text:p>
          </table:table-cell>
          <table:table-cell table:style-name="Member_5f_Details.A2" office:value-type="string">
            <text:p text:style-name="P9">201301068</text:p>
            <text:p text:style-name="P11"/>
          </table:table-cell>
          <table:table-cell table:style-name="Member_5f_Details.A2" office:value-type="string">
            <text:p text:style-name="P8">sachin.sharma@students.iiit.ac.in</text:p>
            <text:p text:style-name="P11"/>
          </table:table-cell>
          <table:table-cell table:style-name="Member_5f_Details.D2" office:value-type="string">
            <text:p text:style-name="P12">N.A</text:p>
          </table:table-cell>
        </table:table-row>
      </table:table>
      <text:p text:style-name="P3"><text:s/></text:p>
      <text:p text:style-name="P3">Date of meeting : <text:span text:style-name="T7">10</text:span><text:span text:style-name="T6">/10/2014</text:span></text:p>
      <text:p text:style-name="P3">Meeting <text:s/>started at : <text:span text:style-name="T7">5:3</text:span><text:span text:style-name="T6">0 PM</text:span></text:p>
      <text:p text:style-name="P3">Meeting ended at : <text:span text:style-name="T9">6:00</text:span><text:span text:style-name="T8"> </text:span><text:span text:style-name="T6">PM</text:span></text:p>
      <text:p text:style-name="P3">Duration : <text:span text:style-name="T7">30</text:span><text:span text:style-name="T6"> minutes</text:span></text:p>
      <text:p text:style-name="P3">Venue : <text:span text:style-name="T5">CIE office, IIIT-Hyderabad</text:span></text:p>
      <text:p text:style-name="P4">Purpose of meeting : </text:p>
      <text:p text:style-name="P7">To show the functionalities we added which Ms Prathima told us in the last meeting, and to discuss what else is to be amended. Also discuss about the functionalities which are to be shown in Release1.</text:p>
      <text:p text:style-name="P7"/>
      <text:p text:style-name="P4">Conclusion of meeting :</text:p>
      <text:p text:style-name="P7">Requirements fulfilled for 'add purchase order' module. Adding a separate page to display Purchase Orders. Also <text:span text:style-name="T11">to</text:span> add <text:span text:style-name="T10">total </text:span>Calculation of the purchase order that user made.</text:p>
      <text:p text:style-name="P4"><text:s/></text:p>
      <text:p text:style-name="P6"><text:tab/><text:tab/><text:tab/><text:tab/><text:tab/><text:tab/><text:tab/><text:tab/><text:tab/><text:tab/>~Document created by : </text:p>
      <text:p text:style-name="P3"><text:span text:style-name="T5"><text:tab/><text:tab/><text:tab/><text:tab/><text:tab/><text:tab/><text:tab/><text:tab/><text:tab/><text:tab/> <text:s/></text:span>Yash <text:span text:style-name="T8">Khandelw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4T19:41:43.595818388</meta:creation-date>
    <dc:date>2014-10-11T00:16:08.270708064</dc:date>
    <meta:editing-duration>PT1M24S</meta:editing-duration>
    <meta:editing-cycles>7</meta:editing-cycles>
    <meta:generator>LibreOffice/4.2.6.3$Linux_X86_64 LibreOffice_project/420m0$Build-3</meta:generator>
    <meta:document-statistic meta:table-count="1" meta:image-count="0" meta:object-count="0" meta:page-count="1" meta:paragraph-count="39" meta:word-count="164" meta:character-count="1169" meta:non-whitespace-character-count="957"/>
  </office:meta>
</office:document-meta>
</file>